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1">COMPTE <text:s/>DE RESULTAT Entreprise DUVERGER </text:p>
      <text:p text:style-name="P2"/>
      <text:p text:style-name="P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CHARGE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Produits</text:p>
          </table:table-cell>
          <table:table-cell table:style-name="Tableau1.D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harges d'exploitation </text:p>
            <text:p text:style-name="P3"/>
            <text:p text:style-name="P3">Achats de marchandises</text:p>
            <text:p text:style-name="P3">Achats de matières premières</text:p>
            <text:p text:style-name="P3">Rémunération du personnel </text:p>
            <text:p text:style-name="P3">Charges de sécurité sociale </text:p>
            <text:p text:style-name="P3">Taxe professionnelle</text:p>
            <text:p text:style-name="P3">Frais postaux </text:p>
            <text:p text:style-name="P3"/>
            <text:p text:style-name="P4">Charges financières</text:p>
            <text:p text:style-name="P3"/>
            <text:p text:style-name="P3">Intérêts des emprunts</text:p>
            <text:p text:style-name="P3"/>
            <text:p text:style-name="P3"/>
            <text:p text:style-name="P3"/>
            <text:p text:style-name="P4">Charges exceptionnelles</text:p>
            <text:p text:style-name="P4"/>
            <text:p text:style-name="P3">Diverses</text:p>
            <text:p text:style-name="P3">Pénalités, amendes fiscales </text:p>
            <text:p text:style-name="P3"/>
            <text:p text:style-name="P5"/>
            <text:p text:style-name="P5">Total </text:p>
            <text:p text:style-name="P5"><text:s text:c="2"/></text:p>
            <text:p text:style-name="P5"/>
            <text:p text:style-name="P5">Bénéfice </text:p>
          </table:table-cell>
          <table:table-cell table:style-name="Tableau1.A2" office:value-type="string">
            <text:p text:style-name="P3"/>
            <text:p text:style-name="P3"/>
            <text:p text:style-name="P3"/>
            <text:p text:style-name="P3">121 000</text:p>
            <text:p text:style-name="P3"><text:s text:c="7"/></text:p>
            <text:p text:style-name="P3">140 000</text:p>
            <text:p text:style-name="P3"><text:s text:c="10"/></text:p>
            <text:p text:style-name="P3"><text:s text:c="2"/>36 000</text:p>
            <text:p text:style-name="P3"/>
            <text:p text:style-name="P3"><text:s/>18 200</text:p>
            <text:p text:style-name="P3"><text:s/>14 000 </text:p>
            <text:p text:style-name="P3"><text:s text:c="3"/>6 000</text:p>
            <text:p text:style-name="P3"/>
            <text:p text:style-name="P3"/>
            <text:p text:style-name="P3"/>
            <text:p text:style-name="P3"><text:s/>12 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 text:c="2"/>1600</text:p>
            <text:p text:style-name="P3"><text:s text:c="4"/>700</text:p>
            <text:p text:style-name="P3"/>
            <text:p text:style-name="P3">--------------------</text:p>
            <text:p text:style-name="P3"/>
            <text:p text:style-name="P3">349 500</text:p>
            <text:p text:style-name="P3"/>
            <text:p text:style-name="P3"/>
            <text:p text:style-name="P3"><text:s text:c="2"/>46 100</text:p>
            <text:p text:style-name="P3"/>
          </table:table-cell>
          <table:table-cell table:style-name="Tableau1.A2" office:value-type="string">
            <text:p text:style-name="P4">Produits d'exploitation</text:p>
            <text:p text:style-name="P3"/>
            <text:p text:style-name="P3"/>
            <text:p text:style-name="P3">Ventes de marchandises</text:p>
            <text:p text:style-name="P3"><text:s/>Ventes de produits <text:s text:c="2"/>fini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Produits financiers</text:p>
            <text:p text:style-name="P7">Revenus des valeurs mobilières de placement</text:p>
            <text:p text:style-name="P3"/>
            <text:p text:style-name="P3"/>
            <text:p text:style-name="P4">Produits exceptionnels</text:p>
            <text:p text:style-name="P4"/>
            <text:p text:style-name="P7">Sur opérations de gestion</text:p>
            <text:p text:style-name="P7"/>
            <text:p text:style-name="P4"/>
            <text:p text:style-name="P4"/>
            <text:p text:style-name="P6"/>
            <text:p text:style-name="P6">Total </text:p>
            <text:p text:style-name="P6"/>
            <text:p text:style-name="P6"/>
            <text:p text:style-name="P6">Si Perte </text:p>
          </table:table-cell>
          <table:table-cell table:style-name="Tableau1.D2" office:value-type="string">
            <text:p text:style-name="P3"/>
            <text:p text:style-name="P3"/>
            <text:p text:style-name="P3"/>
            <text:p text:style-name="P3">184 000</text:p>
            <text:p text:style-name="P3">210 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 text:c="3"/>1 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 text:c="6"/>600</text:p>
            <text:p text:style-name="P3"/>
            <text:p text:style-name="P3">-----------------</text:p>
            <text:p text:style-name="P3"/>
            <text:p text:style-name="P3"/>
            <text:p text:style-name="P3">395 600</text:p>
            <text:p text:style-name="P3"/>
            <text:p text:style-name="P3"/>
            <text:p text:style-name="P3">XXX</text:p>
          </table:table-cell>
        </table:table-row>
      </table:table>
      <text:p text:style-name="P2"><text:s text:c="2"/>Le bénéfice se place «  pour equibrer » donc ici produits&gt; charges , le benefice se place à gauche </text:p>
      <text:p text:style-name="P2"><text:s/>Si perte, il serait à droite sous le total des produ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3-16T15:04:17.79</meta:creation-date>
    <meta:printed-by>MARTINE DESCARPENTRIES</meta:printed-by>
    <meta:print-date>2020-03-16T15:20:31.68</meta:print-date>
    <dc:date>2020-11-09T11:52:18.44</dc:date>
    <dc:creator>Martine  Descarpentries</dc:creator>
    <meta:editing-duration>PT37M6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51" meta:word-count="128" meta:character-count="862"/>
  </office:meta>
</office:document-meta>
</file>